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eeeeee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0.749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6.5cm" svg:x="11.9cm" svg:y="6.3cm">
          <text:p text:style-name="P1">`</text:p>
        </draw:rect>
        <draw:ellipse draw:style-name="gr2" draw:text-style-name="P2" xml:id="id2" draw:id="id2" draw:layer="layout" svg:width="7.1cm" svg:height="3.1cm" svg:x="16.4cm" svg:y="17.6cm">
          <text:p text:style-name="P2"><text:span text:style-name="T1">Purchase</text:span></text:p>
        </draw:ellipse>
        <draw:g xml:id="id1" draw:id="id1">
          <draw:frame draw:style-name="gr3" draw:text-style-name="P1" draw:layer="layout" svg:width="3.663cm" svg:height="4.993cm" svg:x="5.034cm" svg:y="16.4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5cm" svg:y="21.675cm">
            <draw:text-box>
              <text:p>Costumer</text:p>
            </draw:text-box>
          </draw:frame>
        </draw:g>
        <draw:g xml:id="id4" draw:id="id4">
          <draw:rect draw:style-name="gr2" draw:text-style-name="P1" draw:layer="layout" svg:width="8.4cm" svg:height="10.7cm" svg:x="29.5cm" svg:y="11.8cm">
            <text:p/>
          </draw:rect>
          <draw:rect draw:style-name="gr2" draw:text-style-name="P1" draw:layer="layout" svg:width="5.8cm" svg:height="1.8cm" svg:x="31.1cm" svg:y="19.8cm">
            <text:p text:style-name="P1">TV Stands</text:p>
          </draw:rect>
          <draw:rect draw:style-name="gr2" draw:text-style-name="P1" draw:layer="layout" svg:width="5.8cm" svg:height="1.8cm" svg:x="31.2cm" svg:y="17.4cm">
            <text:p text:style-name="P1">DVD Recorder</text:p>
          </draw:rect>
          <draw:rect draw:style-name="gr2" draw:text-style-name="P1" draw:layer="layout" svg:width="5.8cm" svg:height="1.8cm" svg:x="31.119cm" svg:y="15.1cm">
            <text:p text:style-name="P1">Plasma TV</text:p>
          </draw:rect>
          <draw:rect draw:style-name="gr2" draw:text-style-name="P1" draw:layer="layout" svg:width="5.8cm" svg:height="1.8cm" svg:x="31.1cm" svg:y="12.7cm">
            <text:p text:style-name="P1">TV</text:p>
          </draw:rect>
        </draw:g>
        <draw:ellipse draw:style-name="gr2" draw:text-style-name="P4" xml:id="id3" draw:id="id3" draw:layer="layout" svg:width="7.1cm" svg:height="3.1cm" svg:x="17.2cm" svg:y="25.1cm">
          <text:p text:style-name="P3"><text:span text:style-name="T2">Website</text:span></text:p>
        </draw:ellipse>
        <draw:connector draw:style-name="gr5" draw:text-style-name="P1" draw:layer="layout" draw:line-skew="1.75cm" svg:x1="8.8cm" svg:y1="19.65cm" svg:x2="16.4cm" svg:y2="19.15cm" draw:start-shape="id1" draw:end-shape="id2" svg:d="M8800 19650h5550v-500h2050">
          <text:p/>
        </draw:connector>
        <draw:connector draw:style-name="gr5" draw:text-style-name="P1" draw:layer="layout" draw:line-skew="1.5cm" svg:x1="8.8cm" svg:y1="19.65cm" svg:x2="17.2cm" svg:y2="26.65cm" draw:start-shape="id1" draw:end-shape="id3" svg:d="M8800 19650h5700v7000h2700">
          <text:p/>
        </draw:connector>
        <draw:connector draw:style-name="gr6" draw:text-style-name="P1" draw:layer="layout" svg:x1="20.75cm" svg:y1="25.1cm" svg:x2="19.95cm" svg:y2="20.7cm" draw:start-shape="id3" draw:end-shape="id2" svg:d="M20750 25100v-2200h-800v-2200">
          <text:p/>
        </draw:connector>
        <draw:connector draw:style-name="gr7" draw:text-style-name="P1" draw:layer="layout" svg:x1="23.5cm" svg:y1="19.15cm" svg:x2="29.5cm" svg:y2="17.15cm" draw:start-shape="id2" draw:start-glue-point="1" draw:end-shape="id4" svg:d="M23500 19150h3000v-2000h3000">
          <text:p/>
        </draw:connector>
        <draw:rect draw:style-name="gr2" draw:text-style-name="P3" xml:id="id6" draw:id="id6" draw:layer="layout" svg:width="6.2cm" svg:height="2.3cm" svg:x="53.9cm" svg:y="12.7cm">
          <text:p text:style-name="P3"><text:span text:style-name="T2">Available Stock</text:span></text:p>
        </draw:rect>
        <draw:rect draw:style-name="gr2" draw:text-style-name="P3" xml:id="id5" draw:id="id5" draw:layer="layout" svg:width="6.9cm" svg:height="4.9cm" svg:x="42.2cm" svg:y="14.8cm">
          <text:p text:style-name="P3"><text:span text:style-name="T2">Database</text:span></text:p>
        </draw:rect>
        <draw:connector draw:style-name="gr7" draw:text-style-name="P1" draw:layer="layout" svg:x1="37.9cm" svg:y1="17.15cm" svg:x2="42.2cm" svg:y2="17.25cm" draw:start-shape="id4" draw:start-glue-point="1" draw:end-shape="id5" draw:end-glue-point="3" svg:d="M37900 17150h2150v100h2150">
          <text:p/>
        </draw:connector>
        <draw:connector draw:style-name="gr7" draw:text-style-name="P1" draw:layer="layout" svg:x1="49.1cm" svg:y1="17.25cm" svg:x2="53.9cm" svg:y2="13.85cm" draw:start-shape="id5" draw:start-glue-point="1" draw:end-shape="id6" svg:d="M49100 17250h2400v-3400h2400">
          <text:p/>
        </draw:connector>
        <draw:g xml:id="id7" draw:id="id7">
          <draw:g>
            <draw:ellipse draw:style-name="gr2" draw:text-style-name="P4" draw:layer="layout" svg:width="8.6cm" svg:height="7.4cm" svg:x="30.2cm" svg:y="25.2cm">
              <text:p text:style-name="P3"><text:span text:style-name="T2">Contact</text:span></text:p>
            </draw:ellipse>
            <draw:ellipse draw:style-name="gr2" draw:text-style-name="P1" draw:layer="layout" svg:width="4cm" svg:height="2.4cm" svg:x="32.8cm" svg:y="29.7cm">
              <text:p text:style-name="P1">Email</text:p>
            </draw:ellipse>
          </draw:g>
          <draw:ellipse draw:style-name="gr2" draw:text-style-name="P1" draw:layer="layout" svg:width="4cm" svg:height="2.4cm" svg:x="32.4cm" svg:y="25.7cm">
            <text:p text:style-name="P1">Email</text:p>
          </draw:ellipse>
        </draw:g>
        <draw:connector draw:style-name="gr6" draw:text-style-name="P1" draw:layer="layout" svg:x1="24.3cm" svg:y1="26.65cm" svg:x2="30.2cm" svg:y2="28.9cm" draw:start-shape="id3" draw:end-shape="id7" svg:d="M24300 26650h2950v2250h2950">
          <text:p/>
        </draw:connector>
        <draw:rect draw:style-name="gr8" draw:text-style-name="P1" draw:layer="layout" svg:width="8.2cm" svg:height="34.7cm" svg:x="67.6cm" svg:y="6.1cm">
          <text:p/>
        </draw:rect>
        <draw:g>
          <draw:frame draw:style-name="gr3" draw:text-style-name="P1" draw:layer="layout" svg:width="3.278cm" svg:height="4.071cm" svg:x="69.73cm" svg:y="8.1cm">
            <draw:image xlink:href="Pictures/10000000000000B8000000F00ABB3D3C.gif" xlink:type="simple" xlink:show="embed" xlink:actuate="onLoad">
              <text:p/>
            </draw:image>
          </draw:frame>
          <draw:frame draw:style-name="gr9" draw:layer="layout" svg:width="3.4cm" svg:height="0.999cm" svg:x="69.7cm" svg:y="12.401cm">
            <draw:text-box>
              <text:p>Costumer</text:p>
            </draw:text-box>
          </draw:frame>
        </draw:g>
        <draw:g>
          <draw:frame draw:style-name="gr3" draw:text-style-name="P1" draw:layer="layout" svg:width="3.278cm" svg:height="4.071cm" svg:x="69.63cm" svg:y="16.3cm">
            <draw:image xlink:href="Pictures/10000000000000B8000000F00ABB3D3C.gif" xlink:type="simple" xlink:show="embed" xlink:actuate="onLoad">
              <text:p/>
            </draw:image>
          </draw:frame>
          <draw:frame draw:style-name="gr9" draw:layer="layout" svg:width="3.4cm" svg:height="0.999cm" svg:x="69.6cm" svg:y="20.601cm">
            <draw:text-box>
              <text:p>Costumer</text:p>
            </draw:text-box>
          </draw:frame>
        </draw:g>
        <draw:g>
          <draw:frame draw:style-name="gr3" draw:text-style-name="P1" draw:layer="layout" svg:width="3.278cm" svg:height="4.071cm" svg:x="69.83cm" svg:y="24.2cm">
            <draw:image xlink:href="Pictures/10000000000000B8000000F00ABB3D3C.gif" xlink:type="simple" xlink:show="embed" xlink:actuate="onLoad">
              <text:p/>
            </draw:image>
          </draw:frame>
          <draw:frame draw:style-name="gr9" draw:layer="layout" svg:width="3.4cm" svg:height="0.999cm" svg:x="69.8cm" svg:y="28.501cm">
            <draw:text-box>
              <text:p>Costumer</text:p>
            </draw:text-box>
          </draw:frame>
        </draw:g>
        <draw:g>
          <draw:frame draw:style-name="gr3" draw:text-style-name="P1" draw:layer="layout" svg:width="3.278cm" svg:height="4.071cm" svg:x="69.73cm" svg:y="32.4cm">
            <draw:image xlink:href="Pictures/10000000000000B8000000F00ABB3D3C.gif" xlink:type="simple" xlink:show="embed" xlink:actuate="onLoad">
              <text:p/>
            </draw:image>
          </draw:frame>
          <draw:frame draw:style-name="gr9" draw:layer="layout" svg:width="3.4cm" svg:height="0.999cm" svg:x="69.7cm" svg:y="36.701cm">
            <draw:text-box>
              <text:p>Costumer</text:p>
            </draw:text-box>
          </draw:frame>
        </draw:g>
        <draw:frame draw:style-name="gr10" draw:text-style-name="P5" draw:layer="layout" svg:width="7.4cm" svg:height="2.1cm" svg:x="68.2cm" svg:y="3.4cm">
          <draw:text-box>
            <text:p text:style-name="P5"><text:span text:style-name="T3">Employe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.4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3T14:59:44.70</dc:date>
    <meta:editing-duration>PT13M51S</meta:editing-duration>
    <meta:editing-cycles>3</meta:editing-cycles>
    <meta:generator>OpenOffice/4.1.2$Win32 OpenOffice.org_project/412m3$Build-9782</meta:generator>
    <meta:document-statistic meta:object-count="40"/>
  </office:meta>
</office:document-meta>
</file>